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OpenSymbol2" svg:font-family="OpenSymbol, 'Arial Unicode MS'"/>
    <style:font-face style:name="Times New Roman" svg:font-family="'Times New Roman'" style:font-family-generic="roman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6.877cm"/>
      <style:paragraph-properties style:writing-mode="lr-tb"/>
    </style:style>
    <style:style style:name="pr2" style:family="presentation" style:parent-style-name="Impress-subtitle" style:list-style-name="L1">
      <style:graphic-properties draw:fill-color="#ffffff" fo:min-height="2.21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2.635cm"/>
      <style:paragraph-properties style:writing-mode="lr-tb"/>
    </style:style>
    <style:style style:name="pr10" style:family="presentation" style:parent-style-name="Impress-title">
      <style:graphic-properties fo:min-height="3.46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fo:margin-left="0cm" fo:margin-right="0cm" fo:text-align="end" fo:text-indent="0cm" style:writing-mode="lr-tb"/>
      <style:text-properties fo:font-size="11.3000001907349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374cm" fo:text-indent="0cm"/>
      <style:text-properties fo:font-size="22pt" style:font-size-asian="22pt" style:font-size-complex="22pt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style:paragraph-properties fo:margin-left="0cm" fo:margin-right="0cm" fo:margin-top="0cm" fo:margin-bottom="0.374cm" fo:text-indent="0cm"/>
      <style:text-properties fo:font-size="21pt" style:font-size-asian="21pt" style:font-size-complex="21pt"/>
    </style:style>
    <style:style style:name="P16" style:family="paragraph">
      <style:paragraph-properties fo:margin-left="0cm" fo:margin-right="0cm" fo:text-indent="0cm" style:writing-mode="lr-tb"/>
      <style:text-properties style:font-name="Times New Roman" style:language-asian="ru" style:country-asian="RU" style:font-name-complex="Times New Roman" style:font-size-complex="12pt"/>
    </style:style>
    <style:style style:name="P17" style:family="paragraph">
      <loext:graphic-properties draw:fill-color="#ffffff"/>
      <style:paragraph-properties style:writing-mode="lr-tb"/>
      <style:text-properties fo:font-size="28pt"/>
    </style:style>
    <style:style style:name="T1" style:family="text">
      <style:text-properties fo:color="#333333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style:font-size-asian="44pt" style:language-asian="ru" style:country-asian="RU" style:font-style-asian="normal" style:font-weight-asian="bold" style:font-name-complex="Times New Roman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40pt" style:font-size-complex="40pt"/>
    </style:style>
    <style:style style:name="T3" style:family="text">
      <style:text-properties fo:font-size="1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32pt" style:font-size-complex="3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color="#333333" style:text-outline="false" style:text-line-through-style="none" style:text-line-through-type="none" style:font-name="Times New Roman" fo:font-size="48pt" fo:font-style="normal" fo:text-shadow="none" style:text-underline-style="none" fo:font-weight="bold" style:letter-kerning="true" style:font-size-asian="48pt" style:language-asian="ru" style:country-asian="RU" style:font-style-asian="normal" style:font-weight-asian="bold" style:font-name-complex="Times New Roman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6.877cm" svg:x="2cm" svg:y="4.4cm" presentation:class="title" presentation:user-transformed="true">
          <draw:text-box>
            <text:p text:style-name="P1"><text:span text:style-name="T1">Инструмент динамического анализа корректности раскладки памяти в ОСРВ с поддержкой ARINC 653</text:span></text:p>
          </draw:text-box>
        </draw:frame>
        <draw:frame presentation:style-name="pr2" draw:text-style-name="P4" draw:layer="layout" svg:width="14.4cm" svg:height="2.212cm" svg:x="11.6cm" svg:y="12.218cm" presentation:class="subtitle" presentation:user-transformed="true">
          <draw:text-box>
            <text:p text:style-name="P3"><text:span text:style-name="T2">Доледенок Максим, ВМК, 3 курс, 2021</text:span></text:p>
            <text:p text:style-name="P3"><text:span text:style-name="T2">Научный руководитель: Хорошилов А. В. </text:span></text:p>
            <text:p text:style-name="P3"><text:span text:style-name="T2">Куратор: Чепцов В. Ю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>Актуальность</text:p>
          </draw:text-box>
        </draw:frame>
        <draw:frame presentation:style-name="pr5" draw:text-style-name="P6" draw:layer="layout" svg:width="24.6cm" svg:height="8.235cm" svg:x="1cm" svg:y="5.4cm" presentation:class="outline" presentation:user-transformed="true">
          <draw:text-box>
            <text:list text:style-name="L3">
              <text:list-item>
                <text:p>Безопасность. Согласно стандарту ARINC 653, раздел (эквивалент пользовательской программы) не должен влиять на работу других разделов и ОС, кроме как заранее определенными способами.</text:p>
              </text:list-item>
              <text:list-item>
                <text:p>ОСРВ должна запускаться на множестве платформ, поэтому иметь единый инструмент тестирования раскладки памяти было бы удобно.</text:p>
              </text:list-item>
            </text:list>
          </draw:text-box>
        </draw:frame>
        <draw:frame presentation:style-name="pr5" draw:text-style-name="P6" draw:layer="layout" svg:width="25.4cm" svg:height="1.05cm" svg:x="-0.2cm" svg:y="3.75cm" presentation:class="outline" presentation:user-transformed="true">
          <draw:text-box>
            <text:list text:style-name="L3">
              <text:list-header>
                <text:p>Для чего нужен такой инструмент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Постановка задачи</text:p>
          </draw:text-box>
        </draw:frame>
        <draw:frame presentation:style-name="pr7" draw:layer="layout" svg:width="24cm" svg:height="2.535cm" svg:x="0.8cm" svg:y="3.4cm" presentation:class="outline" presentation:user-transformed="true">
          <draw:text-box>
            <text:list text:style-name="L3">
              <text:list-header>
                <text:p>Целью данной курсовой работы является разработка и интеграция в систему тестирования инструмента для тестирования раскладки памяти в ОСРВ JetOS. Для этого нужно решить следующие задачи:</text:p>
              </text:list-header>
            </text:list>
          </draw:text-box>
        </draw:frame>
        <draw:frame presentation:style-name="pr7" draw:layer="layout" svg:width="24cm" svg:height="8.763cm" svg:x="1.2cm" svg:y="6.04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Придумать схему тестирования раскладки памяти.</text:p>
              </text:list-item>
              <text:list-item>
                <text:p>Реализовать тестирование памяти разделов.</text:p>
              </text:list-item>
              <text:list-item>
                <text:p>Реализовать тестирование памяти ядра ОС.</text:p>
              </text:list-item>
              <text:list-item>
                <text:p>Реализовать быстрый алгоритм тестирования, который тестирует память выборочно.</text:p>
              </text:list-item>
              <text:list-item>
                <text:p>Интегрировать тесты в систему тестирова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Обзор существующих решений</text:p>
          </draw:text-box>
        </draw:frame>
        <draw:frame presentation:style-name="pr7" draw:layer="layout" svg:width="24cm" svg:height="9.135cm" svg:x="0.8cm" svg:y="4.265cm" presentation:class="outline" presentation:user-transformed="true">
          <draw:text-box>
            <text:list text:style-name="L3">
              <text:list-header>
                <text:p text:style-name="P9"><text:span text:style-name="T4">Общеизвестные инструменты динамического тестирования памяти, такие как Address sanitizer или Valgrind не подходят, так как они тестируют код программы, а не раскладку памяти.</text:span></text:p>
                <text:p text:style-name="P9"><text:span text:style-name="T4">В самой ОСРВ JetOS есть встроенная проверка раскладчика памяти, но она проверяет конфигурацию памяти статически, без запуска проекта. И проверяется только корректная работа раскладчика, а ошибки могут происходить и на других этапах работы ОСРВ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2.635cm" svg:x="2cm" svg:y="0.998cm" presentation:class="title" presentation:user-transformed="true">
          <draw:text-box>
            <text:p><text:span text:style-name="T5">Принцип работы инструмента memtest</text:span></text:p>
          </draw:text-box>
        </draw:frame>
        <draw:frame presentation:style-name="pr5" draw:text-style-name="P6" draw:layer="layout" svg:width="26.2cm" svg:height="10.5cm" svg:x="0.4cm" svg:y="4.3cm" presentation:class="outline" presentation:user-transformed="true">
          <draw:text-box>
            <text:list text:style-name="L3">
              <text:list-item>
                <text:p><text:span text:style-name="T4">Сам инструмент находится вне ОС, посылая команды агенту внутри ОС через UART.</text:span></text:p>
              </text:list-item>
              <text:list-item>
                <text:p><text:span text:style-name="T4">В ОС находится агент, который представляет из себя библиотеку, подключаемую к разделам.</text:span></text:p>
              </text:list-item>
              <text:list-item>
                <text:p><text:span text:style-name="T4">Раскладчик ОСРВ формирует файлы конфигурации памяти, в которых описаны права доступа разделов и ядра ОС к блокам памяти. Блок памяти — это непрерывный участок виртуальной памяти, обладающий размером, начальным адресом, правами доступа, и некоторыми другими атрибута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2.635cm" svg:x="2cm" svg:y="0.965cm" presentation:class="title" presentation:user-transformed="true">
          <draw:text-box>
            <text:p text:style-name="P10"><text:span text:style-name="T5">Принцип работы инструмента memtest</text:span></text:p>
          </draw:text-box>
        </draw:frame>
        <draw:frame presentation:style-name="pr7" draw:text-style-name="P12" draw:layer="layout" svg:width="26.2cm" svg:height="9.135cm" svg:x="0.4cm" svg:y="4.265cm" presentation:class="outline" presentation:user-transformed="true">
          <draw:text-box>
            <text:list text:style-name="L3">
              <text:list-item>
                <text:p text:style-name="P11"><text:span text:style-name="T4">Исходя из прав доступа к блоку памяти, инструмент посылает запросы агенту на чтение, запись или выполнение данных по виртуальному адресу из этого блока.</text:span></text:p>
              </text:list-item>
              <text:list-item>
                <text:p text:style-name="P11"><text:span text:style-name="T4">Агент либо отвечает инструменту, что запрос был выполнен успешно, либо происходит page fault, что значит отсутствие прав на чтение, запись или выполнение по этому адресу у раздел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>Какие ошибки выявляются</text:p>
          </draw:text-box>
        </draw:frame>
        <draw:frame presentation:style-name="pr5" draw:text-style-name="P13" draw:layer="layout" svg:width="25.6cm" svg:height="5.6cm" svg:x="1.2cm" svg:y="4.6cm" presentation:class="outline" presentation:user-transformed="true">
          <draw:text-box>
            <text:list text:style-name="L3">
              <text:list-item>
                <text:p><text:span text:style-name="T6">своим блокам памяти;</text:span></text:p>
              </text:list-item>
              <text:list-item>
                <text:p><text:span text:style-name="T6">блокам памяти ядра ОС;</text:span></text:p>
              </text:list-item>
              <text:list-item>
                <text:p><text:span text:style-name="T6">зонам безопасности до/после блока памяти;</text:span></text:p>
              </text:list-item>
              <text:list-item>
                <text:p><text:span text:style-name="T6">памяти между блоками;</text:span></text:p>
              </text:list-item>
              <text:list-item>
                <text:p><text:span text:style-name="T6">разделяемым блокам памяти, то есть блокам памяти, общим для </text:span><text:span text:style-name="T6">нескольких разделов.</text:span></text:p>
              </text:list-item>
            </text:list>
          </draw:text-box>
        </draw:frame>
        <draw:frame presentation:style-name="pr4" draw:text-style-name="P6" draw:layer="layout" svg:width="24.599cm" svg:height="2.63cm" svg:x="2.001cm" svg:y="0.627cm" presentation:class="title" presentation:user-transformed="true">
          <draw:text-box>
            <text:p>Какие ошибки выявляются</text:p>
          </draw:text-box>
        </draw:frame>
        <draw:frame presentation:style-name="pr5" draw:text-style-name="P13" draw:layer="layout" svg:width="26.4cm" svg:height="1.8cm" svg:x="-0.2cm" svg:y="3.3cm" presentation:class="outline" presentation:user-transformed="true">
          <draw:text-box>
            <text:list text:style-name="L3">
              <text:list-header>
                <text:p text:style-name="P10"><text:span text:style-name="T6">Выявляются некорректные права доступа раздела к:</text:span></text:p>
              </text:list-header>
            </text:list>
          </draw:text-box>
        </draw:frame>
        <draw:frame presentation:style-name="pr5" draw:text-style-name="P6" draw:layer="layout" svg:width="27.4cm" svg:height="2.936cm" svg:x="-0.4cm" svg:y="11.4cm" presentation:class="outline" presentation:user-transformed="true">
          <draw:text-box>
            <text:list text:style-name="L3">
              <text:list-header>
                <text:p text:style-name="P10"><text:span text:style-name="T6">Также тестируется доступ ядра ОС к своим блокам памяти и </text:span><text:span text:style-name="T6">блокам памяти разделов</text:span><text:span text:style-name="T7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>Результаты</text:p>
          </draw:text-box>
        </draw:frame>
        <draw:frame presentation:style-name="pr5" draw:text-style-name="P6" draw:layer="layout" svg:width="24cm" svg:height="9.135cm" svg:x="2cm" svg:y="4.815cm" presentation:class="outline" presentation:user-transformed="true">
          <draw:text-box>
            <text:list text:style-name="L3">
              <text:list-item>
                <text:p><text:span text:style-name="T8">Реализован сам инструмент.</text:span></text:p>
              </text:list-item>
              <text:list-item>
                <text:p text:style-name="P9"><text:span text:style-name="T8">Реализован алгоритм быстрого тестирования.</text:span></text:p>
              </text:list-item>
              <text:list-item>
                <text:p text:style-name="P9"><text:span text:style-name="T8">memtest встроен в систему тестирования.</text:span></text:p>
              </text:list-item>
              <text:list-item>
                <text:p><text:span text:style-name="T8">Найдено 5 ошибок раскладки памяти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Результаты</text:p>
          </draw:text-box>
        </draw:frame>
        <draw:frame presentation:style-name="pr7" draw:text-style-name="P14" draw:layer="layout" svg:width="24cm" svg:height="9.478cm" svg:x="2cm" svg:y="3.257cm" presentation:class="outline" presentation:user-transformed="true">
          <draw:text-box>
            <text:list text:style-name="L3">
              <text:list-item>
                <text:p text:style-name="P14"><text:span text:style-name="T9">На архитектуре MIPS раздел имел права доступа ’RWX’ для блоков ядра. На уровне загрузчика не было никакой защиты ядерных блоков.</text:span></text:p>
              </text:list-item>
              <text:list-item>
                <text:p text:style-name="P14"><text:span text:style-name="T9">На архитектуре x86 раздел мог записывать данные в блок .ELF.0 с правами ’RX’. В раскладчике памяти были неверно указаны права доступа к пользовательской RO (только на чтение) памяти.</text:span></text:p>
              </text:list-item>
              <text:list-item>
                <text:p text:style-name="P15"><text:span text:style-name="T9">На архитектуре PowerPC ядро могло читать данные из пользовательских блоков с правами только на чтение. Ошибка была на стадии создания конфигурации для раскладчика ОС.</text:span></text:p>
              </text:list-item>
              <text:list-item>
                <text:p text:style-name="P14"><text:span text:style-name="T9">И др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>Дальнейшие планы</text:p>
          </draw:text-box>
        </draw:frame>
        <draw:frame presentation:style-name="pr5" draw:text-style-name="P6" draw:layer="layout" svg:width="24.2cm" svg:height="11.4cm" svg:x="1.4cm" svg:y="2.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Написать для memtest особенные проекты для тестирования, в которых структура памяти будет сложнее, чтобы более полно проверить корректность раскладки памяти. </text:span></text:p>
              </text:list-item>
              <text:list-item>
                <text:p><text:span text:style-name="T8">Сделать стратегию быстрого тестирования оптимальной, теоретически обосновать её оптимальность.</text:span></text:p>
              </text:list-item>
              <text:list-item>
                <text:p><text:span text:style-name="T8">При полном тестировании в зависимости от архитектуры можно существенно сократить количество обращений к памяти из-за того, что память выделяется блоками фиксированного размер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>
        <office:forms form:automatic-focus="false" form:apply-design-mode="false"/>
        <draw:frame presentation:style-name="pr10" draw:text-style-name="P16" draw:layer="layout" svg:width="19cm" svg:height="3.461cm" svg:x="5cm" svg:y="8.088cm" presentation:class="title" presentation:user-transformed="true">
          <draw:text-box>
            <text:p text:style-name="P1"><text:span text:style-name="T10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OpenSymbol2" svg:font-family="OpenSymbol, 'Arial Unicode MS'"/>
    <style:font-face style:name="Times New Roman" svg:font-family="'Times New Roman'" style:font-family-generic="roman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language-asian="hi" style:country-asian="IN" style:font-name-complex="Times New Roman1" style:font-family-complex="'Times New Roman'" style:font-family-generic-complex="roman" style:font-pitch-complex="variabl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Mangal2" style:font-family-asian="Mangal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Основной_20_текст" style:display-name="Основной текст" style:family="graphic">
      <style:paragraph-properties fo:margin-top="0cm" fo:margin-bottom="0.374cm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Mangal1" style:font-family-asian="Mangal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7:23:52.769589107</meta:creation-date>
    <meta:editing-duration>PT6H26M10S</meta:editing-duration>
    <meta:editing-cycles>15</meta:editing-cycles>
    <meta:generator>LibreOffice/6.4.7.2$Linux_X86_64 LibreOffice_project/40$Build-2</meta:generator>
    <dc:title>Impress</dc:title>
    <dc:date>2022-05-31T13:03:17.365681181</dc:date>
    <meta:document-statistic meta:object-count="82"/>
  </office:meta>
</office:document-meta>
</file>